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28B000030450D16B13C.svm"/>
  <manifest:file-entry manifest:media-type="" manifest:full-path="Pictures/20000007000034D1000029F795C37F72.svm"/>
  <manifest:file-entry manifest:media-type="" manifest:full-path="Pictures/20000007000038D900002C3DC1D16F06.svm"/>
  <manifest:file-entry manifest:media-type="" manifest:full-path="Pictures/20000007000034D100002AB01492534A.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3pt" fo:font-style="italic" style:text-underline-style="none" fo:font-weight="bold" style:font-name-asian="Consolas" style:font-size-asian="13pt" style:font-style-asian="italic" style:font-weight-asian="bold" style:font-name-complex="Consolas" style:font-size-complex="13pt" style:font-style-complex="italic" style:font-weight-complex="bold"/>
    </style:style>
    <style:style style:name="P2"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6pt" style:text-underline-style="none" fo:font-weight="bold" style:font-name-asian="Consolas" style:font-size-asian="16pt" style:font-weight-asian="bold" style:font-name-complex="Consolas" style:font-size-complex="16pt" style:font-weight-complex="bold"/>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3"/>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3">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HW 1 → ANALYSIS OF OVER-FITTING USING WEKA</text:p>
      <text:p text:style-name="P1"/>
      <text:p text:style-name="P1">Akshay Peshave</text:p>
      <text:p text:style-name="P1">(DA74652, peshave1@umbc.edu)</text:p>
      <text:p text:style-name="P3">For the purpose of exploring over-fitting and various factors augmenting it, I have considered a data set of 5 binary operands and the class label for each feature is the result of the binary operation:</text:p>
      <text:p text:style-name="Standard"><text:tab/>(feature0 | feature1) &amp; (feature2 | (~feature3 &amp; feature4))</text:p>
      <text:p text:style-name="Standard"/>
      <text:p text:style-name="Standard"/>
      <text:p text:style-name="Standard">I have performed following validations on each decision tree derived from the training data-set :</text:p>
      <text:list xml:id="list2171426600105027338" text:style-name="L1">
        <text:list-item>
          <text:p text:style-name="P4">training set validation</text:p>
        </text:list-item>
        <text:list-item>
          <text:p text:style-name="P4">10 fold cross-validation</text:p>
        </text:list-item>
        <text:list-item>
          <text:p text:style-name="P4">Test data set validation (16 instances used generally)</text:p>
        </text:list-item>
      </text:list>
      <text:p text:style-name="Standard"/>
      <text:p text:style-name="Standard"/>
      <text:p text:style-name="Standard">For 5 boolean features we can specify all possible permutation-combinations of these feature values in 32 instances. Thus 32 instances provide the complete specification of the binary operation output. But we observe that 100% accuracy is achieved irrespective of the factors we will consider below for training set sizes over 128 instances. We can observe that the combination of the following have an effect on overfitting and hence prediction accuracy:</text:p>
      <text:list xml:id="list5327521088112560544" text:style-name="L2">
        <text:list-item>
          <text:p text:style-name="P6">Number of features and number of values each feature can have.</text:p>
        </text:list-item>
        <text:list-item>
          <text:p text:style-name="P6">Number of class labels and complexity of the decision logic.</text:p>
        </text:list-item>
        <text:list-item>
          <text:p text:style-name="P6">Training set size.</text:p>
        </text:list-item>
      </text:list>
      <text:p text:style-name="Standard"/>
      <text:p text:style-name="Standard"/>
      <text:p text:style-name="Standard">I have considered effects of the following on over-fitting in the decision tree prediction model:</text:p>
      <text:list xml:id="list6443878252719931258" text:style-name="L3">
        <text:list-item>
          <text:p text:style-name="P5"><text:span text:style-name="T1">Tree pruning:</text:span> As is evident from the accuracy graphs for un-pruned and pruned J48 classification, pruning alleviates over-fitting by smoothing the accuracy curve. The smoothing occurs due to the simplification of the classifier curve which is a direct consequence of the tree-pruning.</text:p>
          <text:p text:style-name="P5">Also cross-validation reduces over-fitting. The number of folds used in cross-validation affect how much of over-fitting is alleviated. However, the graphs also suggest that increasing the number of folds may lead to under-fitting. Thus the number of folds to be used for cross-validation are crucial and need to be decided based on the training set . </text:p>
        </text:list-item>
      </text:list>
      <text:p text:style-name="Standard"/>
      <text:p text:style-name="Standard"/>
      <text:p text:style-name="P3"><draw:frame draw:style-name="fr1" draw:name="graphics1" text:anchor-type="paragraph" svg:x="0.8016in" svg:y="0in" svg:width="5.3228in" svg:height="4.2299in" draw:z-index="0"><draw:image xlink:href="Pictures/20000007000034D1000029F795C37F72.svm" xlink:type="simple" xlink:show="embed" xlink:actuate="onLoad"/></draw:frame></text:p>
      <text:p text:style-name="Standard"><draw:frame draw:style-name="fr1" draw:name="graphics2" text:anchor-type="paragraph" svg:x="0.8016in" svg:y="0.3937in" svg:width="5.3228in" svg:height="4.302in" draw:z-index="1"><draw:image xlink:href="Pictures/20000007000034D100002AB01492534A.svm" xlink:type="simple" xlink:show="embed" xlink:actuate="onLoad"/></draw:frame></text:p>
      <text:p text:style-name="P3"/>
      <text:list xml:id="list39744531" text:continue-numbering="true" text:style-name="L3">
        <text:list-item>
          <text:p text:style-name="P5"><text:span text:style-name="T1">Presence of irrelevant features in the data-set: </text:span>Irrelevant features in the data-set cause over-fitting irrespective of usage of cross-validation. The graph shows that training set validation accuracy curves and cross-validation accuracy curves are in close agreement whereas the accuracy when validated against the test data set is very low.</text:p>
        </text:list-item>
      </text:list>
      <text:p text:style-name="Standard"/>
      <text:p text:style-name="Standard"><draw:frame draw:style-name="fr1" draw:name="graphics3" text:anchor-type="paragraph" svg:x="0.598in" svg:y="0.3937in" svg:width="5.7299in" svg:height="4.4583in" draw:z-index="2"><draw:image xlink:href="Pictures/20000007000038D900002C3DC1D16F06.svm" xlink:type="simple" xlink:show="embed" xlink:actuate="onLoad"/></draw:frame></text:p>
      <text:list xml:id="list39736090" text:continue-numbering="true" text:style-name="L3">
        <text:list-header>
          <text:p text:style-name="P7"/>
        </text:list-header>
        <text:list-item>
          <text:p text:style-name="P5"><draw:frame draw:style-name="fr1" draw:name="graphics4" text:anchor-type="paragraph" svg:x="0.9161in" svg:y="0.7874in" svg:width="5.0937in" svg:height="4.8654in" draw:z-index="3"><draw:image xlink:href="Pictures/200000070000328B000030450D16B13C.svm" xlink:type="simple" xlink:show="embed" xlink:actuate="onLoad"/></draw:frame><text:span text:style-name="T1">Missing values in the data-set:</text:span> I induced 1 missing value in every 10 values in the training data-set. The accuracy trend is noisy for lower training set sizes. Also the cross-validation and training-set curves for larger training data set sizes, although converging, cause under-fitting as the classifier tends to be more cautious in the presence of missing values.</text:p>
        </text:list-item>
        <text:list-item>
          <text:p text:style-name="P5"><text:span text:style-name="T1">Noise in data set values</text:span> will cause a similar phenomenon in the classifier's prediction accuracy curve. Although, noise in class labels may have a more adverse effect on the accuracy as the classifier will try to fit incorrect class label patterns. Noise in feature values may have a lesser effect if the probability of noise is less and the training set size is lar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17:32:12.27</meta:creation-date>
    <dc:date>2013-02-20T19:58:49.46</dc:date>
    <meta:editing-duration>PT10M59S</meta:editing-duration>
    <meta:editing-cycles>4</meta:editing-cycles>
    <meta:generator>OpenOffice.org/3.4$Win32 OpenOffice.org_project/340m1$Build-9590</meta:generator>
    <meta:document-statistic meta:table-count="0" meta:image-count="4" meta:object-count="0" meta:page-count="5" meta:paragraph-count="19" meta:word-count="473" meta:character-count="2969"/>
  </office:meta>
</office:document-meta>
</file>